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4.239cm" svg:height="0.8cm" draw:transform="skewX (-0.00122173047639603) rotate (-1.55369210012535) translate (4.0418980728961cm 3.7102576895794cm)" svg:viewBox="0 0 4240 801" svg:d="M347 718c451-80 1165-88 1782-82 617 7 1713 203 1970 158 259-39 145-667-219-709-365-42-877-68-1795-72s-1493 12-2001-13c-142 2-135 750 263 718z">
          <text:p/>
        </draw:path>
        <draw:path draw:style-name="gr1" draw:text-style-name="P1" draw:layer="layout" svg:width="0.902cm" svg:height="0.661cm" draw:transform="rotate (-2.15687788961459) translate (4.15079114539899cm 7.551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3.785cm" svg:height="3.223cm" draw:transform="rotate (0.0979129710368819) translate (3.02479999097031cm 3.3232471715477cm)" svg:viewBox="0 0 3786 3224" svg:d="M250 77c2168-240 3672 45 3526 1419-146 1373-1068 1602-3316 1728-189-10-204-772 153-791 1136-61 2468 189 2516-754 47-942-1477-1062-2951-819-280 46-209-769 72-783z">
          <text:p/>
        </draw:path>
        <draw:path draw:style-name="gr1" draw:text-style-name="P1" draw:layer="layout" svg:width="0.902cm" svg:height="0.661cm" draw:transform="skewX (0.00122173047639598) rotate (-2.1556561591382) translate (4.16945731859431cm 3.80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1.408cm" svg:height="3.565cm" draw:transform="rotate (-2.21063403057602) translate (7.09948583848349cm 7.2021441914943cm)" svg:viewBox="0 0 1409 3566" svg:d="M1392 3068c-315-266-346-497-374-830-83-993-51-1657-122-2137-24-158-939-143-894 130 88 535 110 1059 145 1515 38 458 19 1245 581 1765 252 232 786-342 664-443z">
          <text:p/>
        </draw:path>
        <draw:path draw:style-name="gr1" draw:text-style-name="P1" draw:layer="layout" svg:width="0.902cm" svg:height="0.661cm" draw:transform="skewX (0.00122173047639598) rotate (-2.1556561591382) translate (3.84279065192769cm 3.504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9) rotate (-2.1556561591382) translate (4.37779065192781cm 5.82462916649461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cm" draw:transform="skewX (0.00244346095279209) rotate (-2.15652882376419) translate (7.1178895804584cm 7.2044226950942cm)" svg:viewBox="0 0 903 661" svg:d="M528 644c136-64 328-219 366-367 34-139-27-185-184-243-156-57-352-32-459-3-277 72-309 187-173 369s314 309 450 244z">
          <text:p/>
        </draw:path>
        <draw:path draw:style-name="gr3" draw:text-style-name="P1" draw:layer="layout" svg:width="0.957cm" svg:height="1.46cm" draw:transform="rotate (-0.386066830541146) translate (4.9663266321704cm 1.371241976327cm)" svg:viewBox="0 0 958 1461" svg:d="M957 231c-14 217-426 1087-545 1208-118 121-449-286-409-418 40-133 295-779 310-940s658-67 644 150z">
          <text:p/>
        </draw:path>
        <draw:path draw:style-name="gr1" draw:text-style-name="P1" draw:layer="layout" svg:width="0.903cm" svg:height="0.66cm" draw:transform="skewX (0.00122173047639596) rotate (-2.15652882376419) translate (6.0238736382088cm 1.558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835cm" svg:height="0.55cm" draw:transform="skewX (0.00139626340159546) rotate (-2.15705242253979) translate (5.23647251996358cm 2.332024110951cm)" svg:viewBox="0 0 836 551" svg:d="M434 549c171-16 339-143 390-251 50-108-64-201-193-254-131-52-269-66-432 3s-262 183-153 322c109 138 218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4:13:17.057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11"/>
  </office:meta>
</office:document-meta>
</file>